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solid" svg:stroke-width="0.035cm" svg:stroke-color="#3465a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1" style:family="graphic" style:parent-style-name="standard">
      <style:graphic-properties draw:stroke="solid" svg:stroke-width="0.035cm" svg:stroke-color="#00a65d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2" style:family="graphic" style:parent-style-name="standard">
      <style:graphic-properties draw:stroke="solid" svg:stroke-width="0.035cm" svg:stroke-color="#ed1c2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3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5" style:family="graphic" style:parent-style-name="standard">
      <style:graphic-properties draw:stroke="solid" svg:stroke-width="0.026cm" svg:stroke-color="#000000" draw:stroke-linejoin="round" draw:fill="solid" draw:fill-color="#ed1c24" draw:textarea-vertical-align="middle" draw:auto-grow-height="false" draw:fit-to-size="false" style:shrink-to-fit="false" fo:min-height="0cm" fo:min-width="0.373cm" fo:padding-top="0.254cm" fo:padding-bottom="0.254cm" fo:padding-left="0.254cm" fo:padding-right="0.254cm" fo:wrap-option="wrap"/>
    </style:style>
    <style:style style:name="gr96" style:family="graphic" style:parent-style-name="standard">
      <style:graphic-properties draw:stroke="solid" svg:stroke-width="0.026cm" svg:stroke-color="#ed1c2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solid" svg:stroke-width="0.026cm" svg:stroke-color="#000000" draw:stroke-linejoin="round" draw:fill="solid" draw:fill-color="#3465a4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8" style:family="graphic" style:parent-style-name="standard">
      <style:graphic-properties draw:stroke="solid" svg:stroke-width="0.026cm" svg:stroke-color="#3465a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9" style:family="graphic" style:parent-style-name="objectwithoutfill">
      <style:graphic-properties draw:marker-end="Symmetric_20_Arrow" draw:fill="none" draw:textarea-vertical-align="middle"/>
    </style:style>
    <style:style style:name="gr100" style:family="graphic" style:parent-style-name="objectwithoutfill">
      <style:graphic-properties draw:marker-end="Symmetric_20_Arrow" draw:marker-end-width="0.3cm" draw:fill="none" draw:textarea-vertical-align="middle"/>
    </style:style>
    <style:style style:name="gr10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.026cm" fo:padding-top="0.151cm" fo:padding-bottom="0.151cm" fo:padding-left="0.276cm" fo:padding-right="0.276cm"/>
    </style:style>
    <style:style style:name="gr102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10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918cm" fo:min-width="0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108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6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7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118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2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2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2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3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3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3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34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35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3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3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9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4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4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44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4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4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47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4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 fo:padding-top="0cm" fo:padding-bottom="0cm"/>
    </style:style>
    <style:style style:name="gr150" style:family="graphic" style:parent-style-name="standard">
      <style:graphic-properties draw:stroke="none" draw:fill="solid" draw:fill-color="#461900" draw:textarea-vertical-align="middle" draw:auto-grow-height="false" fo:min-height="0cm" fo:min-width="0cm"/>
    </style:style>
    <style:style style:name="gr151" style:family="graphic" style:parent-style-name="standard">
      <style:graphic-properties draw:stroke="none" draw:fill="solid" draw:fill-color="#cc9966" draw:textarea-horizontal-align="justify" draw:textarea-vertical-align="middle" draw:auto-grow-height="false" fo:min-height="1.368cm" fo:min-width="0.882cm"/>
    </style:style>
    <style:style style:name="gr152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0.004cm" fo:min-width="0cm"/>
    </style:style>
    <style:style style:name="gr153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1.095cm" fo:min-width="0.862cm"/>
    </style:style>
    <style:style style:name="gr15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98cm" fo:min-width="0.148cm"/>
    </style:style>
    <style:style style:name="gr1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19cm" fo:min-width="0cm"/>
    </style:style>
    <style:style style:name="gr156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1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 fo:min-height="0.441cm" fo:min-width="0.102cm"/>
    </style:style>
    <style:style style:name="gr15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6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61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loext:graphic-properties draw:fill="solid" draw:fill-color="#ed1c24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3465a4"/>
      <style:paragraph-properties fo:text-align="start" style:font-independent-line-spacing="true"/>
      <style:text-properties fo:font-size="14pt"/>
    </style:style>
    <style:style style:name="P38" style:family="paragraph">
      <loext:graphic-properties draw:fill-color="#ffdaa2"/>
      <style:paragraph-properties fo:text-align="center"/>
    </style:style>
    <style:style style:name="P3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0" style:family="paragraph">
      <loext:graphic-properties draw:fill-color="#f58220"/>
      <style:paragraph-properties fo:text-align="center"/>
    </style:style>
    <style:style style:name="P41" style:family="paragraph">
      <loext:graphic-properties draw:fill="solid" draw:fill-color="#fdb94d"/>
      <style:paragraph-properties fo:text-align="center"/>
    </style:style>
    <style:style style:name="P42" style:family="paragraph">
      <loext:graphic-properties draw:fill-color="#cccccc"/>
      <style:paragraph-properties fo:text-align="center"/>
    </style:style>
    <style:style style:name="P43" style:family="paragraph">
      <loext:graphic-properties draw:fill="solid" draw:fill-color="#add58a"/>
      <style:paragraph-properties fo:text-align="center"/>
    </style:style>
    <style:style style:name="P44" style:family="paragraph">
      <loext:graphic-properties draw:fill-color="#407927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8" style:family="paragraph">
      <loext:graphic-properties draw:fill-color="#adc5e7"/>
      <style:paragraph-properties fo:text-align="center"/>
    </style:style>
    <style:style style:name="P49" style:family="paragraph">
      <loext:graphic-properties draw:fill="none" draw:fill-color="#ffffff"/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50" style:family="paragraph">
      <loext:graphic-properties draw:fill="solid" draw:fill-color="#461900"/>
      <style:paragraph-properties fo:text-align="center"/>
    </style:style>
    <style:style style:name="P51" style:family="paragraph">
      <loext:graphic-properties draw:fill="solid" draw:fill-color="#cc9966"/>
      <style:paragraph-properties fo:text-align="center"/>
    </style:style>
    <style:style style:name="P52" style:family="paragraph">
      <loext:graphic-properties draw:fill="solid" draw:fill-color="#801900"/>
      <style:paragraph-properties fo:text-align="center"/>
    </style:style>
    <style:style style:name="P53" style:family="paragraph">
      <loext:graphic-properties draw:fill="solid" draw:fill-color="#b2b2b2"/>
      <style:paragraph-properties fo:text-align="center"/>
    </style:style>
    <style:style style:name="P54" style:family="paragraph">
      <loext:graphic-properties draw:fill="solid" draw:fill-color="#333333"/>
      <style:paragraph-properties fo:text-align="center"/>
    </style:style>
    <style:style style:name="P55" style:family="paragraph">
      <loext:graphic-properties draw:fill="solid" draw:fill-color="#ff99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1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</text:span><text:span text:style-name="T5">du</text:span><text:span text:style-name="T5">c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draw:line draw:style-name="gr78" draw:text-style-name="P7" draw:layer="layout" svg:x1="22.416cm" svg:y1="6.264cm" svg:x2="22.416cm" svg:y2="6.264cm">
          <text:p/>
        </draw:line>
        <draw:line draw:style-name="gr78" draw:text-style-name="P7" draw:layer="layout" svg:x1="4.116cm" svg:y1="6.264cm" svg:x2="4.1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8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9" draw:text-style-name="P7" draw:layer="layout" svg:x1="16.11cm" svg:y1="4.472cm" svg:x2="17.37cm" svg:y2="3.956cm">
          <text:p/>
        </draw:line>
        <draw:frame draw:style-name="gr88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draw:line draw:style-name="gr78" draw:text-style-name="P7" draw:layer="layout" svg:x1="4.116cm" svg:y1="6.264cm" svg:x2="4.116cm" svg:y2="6.264cm">
          <text:p/>
        </draw:line>
        <draw:line draw:style-name="gr78" draw:text-style-name="P7" draw:layer="layout" svg:x1="22.416cm" svg:y1="6.264cm" svg:x2="22.4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7" draw:layer="layout" svg:width="1.085cm" svg:height="1.01cm" svg:x="7.76cm" svg:y="4.31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7.871cm" svg:y="4.41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4.41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7.871cm" svg:y="4.878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7.76cm" svg:y="5.63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7.871cm" svg:y="5.72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5.727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3" draw:text-style-name="P5" draw:layer="layout" svg:width="1.365cm" svg:height="0.518cm" svg:x="10.516cm" svg:y="5.21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0.596cm" svg:y="5.292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006cm" svg:y="5.292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418cm" svg:y="5.292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name="Google Shape;170;p29" draw:style-name="gr95" draw:text-style-name="P36" draw:layer="layout" svg:width="0.931cm" svg:height="0.518cm" svg:x="10.516cm" svg:y="6.1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0.596cm" svg:y="6.194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1.006cm" svg:y="6.194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0;p29" draw:style-name="gr92" draw:text-style-name="P34" draw:layer="layout" svg:width="0.365cm" svg:height="0.365cm" svg:x="7.871cm" svg:y="6.179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4.87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6.179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g>
            <draw:custom-shape draw:name="Google Shape;170;p29" draw:style-name="gr97" draw:text-style-name="P37" draw:layer="layout" svg:width="1.365cm" svg:height="0.518cm" svg:x="10.516cm" svg:y="4.31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0.596cm" svg:y="4.385cm">
              <text:p text:style-name="P25"><text:span text:style-name="T9">0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006cm" svg:y="4.385cm">
              <text:p text:style-name="P25"><text:span text:style-name="T9">1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418cm" svg:y="4.385cm">
              <text:p text:style-name="P25"><text:span text:style-name="T9">2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line draw:style-name="gr99" draw:text-style-name="P7" draw:layer="layout" svg:x1="10.776cm" svg:y1="3.996cm" svg:x2="10.776cm" svg:y2="4.311cm">
            <text:p/>
          </draw:line>
        </draw:g>
        <draw:line draw:style-name="gr99" draw:text-style-name="P7" draw:layer="layout" svg:x1="10.776cm" svg:y1="4.903cm" svg:x2="10.776cm" svg:y2="5.218cm">
          <text:p/>
        </draw:line>
        <draw:line draw:style-name="gr99" draw:text-style-name="P7" draw:layer="layout" svg:x1="11.202cm" svg:y1="5.805cm" svg:x2="11.202cm" svg:y2="6.12cm">
          <text:p/>
        </draw:line>
        <draw:line draw:style-name="gr100" draw:text-style-name="P7" draw:layer="layout" svg:x1="10.516cm" svg:y1="6.35cm" svg:x2="8.863cm" svg:y2="6.245cm">
          <text:p/>
        </draw:line>
        <draw:line draw:style-name="gr100" draw:text-style-name="P7" draw:layer="layout" svg:x1="10.491cm" svg:y1="5.464cm" svg:x2="8.85cm" svg:y2="5.94cm">
          <text:p/>
        </draw:line>
        <draw:line draw:style-name="gr100" draw:text-style-name="P7" draw:layer="layout" svg:x1="10.516cm" svg:y1="4.572cm" svg:x2="8.851cm" svg:y2="4.826cm">
          <text:p/>
        </draw:line>
        <draw:custom-shape draw:style-name="gr101" draw:text-style-name="P7" draw:layer="layout" svg:width="0.816cm" svg:height="0.189cm" draw:transform="rotate (1.5378096039322) translate (9.319cm 6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7" draw:layer="layout" svg:width="1.085cm" svg:height="1.01cm" svg:x="4.66cm" svg:y="4.31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4.771cm" svg:y="4.41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5.223cm" svg:y="4.41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4.771cm" svg:y="4.878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4.66cm" svg:y="5.63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4.771cm" svg:y="5.72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5.223cm" svg:y="5.727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3" draw:text-style-name="P5" draw:layer="layout" svg:width="1.365cm" svg:height="0.518cm" svg:x="7.416cm" svg:y="6.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7.496cm" svg:y="6.194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7.906cm" svg:y="6.194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8.318cm" svg:y="6.194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4.771cm" svg:y="6.179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5.223cm" svg:y="4.87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5.223cm" svg:y="6.179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7" draw:text-style-name="P37" draw:layer="layout" svg:width="1.365cm" svg:height="0.518cm" svg:x="7.416cm" svg:y="4.31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7.496cm" svg:y="4.385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7.906cm" svg:y="4.385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8.318cm" svg:y="4.385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7.676cm" svg:y1="3.996cm" svg:x2="7.676cm" svg:y2="4.311cm">
          <text:p/>
        </draw:line>
        <draw:line draw:style-name="gr102" draw:text-style-name="P7" draw:layer="layout" svg:x1="7.676cm" svg:y1="4.903cm" svg:x2="7.676cm" svg:y2="5.218cm">
          <text:p/>
        </draw:line>
        <draw:line draw:style-name="gr103" draw:text-style-name="P7" draw:layer="layout" svg:x1="7.416cm" svg:y1="6.35cm" svg:x2="5.763cm" svg:y2="6.245cm">
          <text:p/>
        </draw:line>
        <draw:line draw:style-name="gr103" draw:text-style-name="P7" draw:layer="layout" svg:x1="7.391cm" svg:y1="5.464cm" svg:x2="5.745cm" svg:y2="5.08cm">
          <text:p/>
        </draw:line>
        <draw:line draw:style-name="gr103" draw:text-style-name="P7" draw:layer="layout" svg:x1="7.416cm" svg:y1="4.572cm" svg:x2="5.751cm" svg:y2="4.826cm">
          <text:p/>
        </draw:line>
        <draw:custom-shape draw:style-name="gr101" draw:text-style-name="P7" draw:layer="layout" svg:width="0.816cm" svg:height="0.189cm" draw:transform="rotate (1.5378096039322) translate (6.219cm 5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" draw:layer="layout" svg:width="1.085cm" svg:height="1.01cm" svg:x="12.644cm" svg:y="4.328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12.755cm" svg:y="4.425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13.207cm" svg:y="4.425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12.755cm" svg:y="4.88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12.644cm" svg:y="5.63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12.755cm" svg:y="5.73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13.207cm" svg:y="5.73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3" draw:text-style-name="P5" draw:layer="layout" svg:width="1.365cm" svg:height="0.518cm" svg:x="15.4cm" svg:y="6.12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5.48cm" svg:y="6.203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5.89cm" svg:y="6.203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6.302cm" svg:y="6.203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0;p29" draw:style-name="gr92" draw:text-style-name="P34" draw:layer="layout" svg:width="0.365cm" svg:height="0.365cm" svg:x="12.755cm" svg:y="6.188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13.207cm" svg:y="4.887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13.207cm" svg:y="6.18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7" draw:text-style-name="P37" draw:layer="layout" svg:width="1.365cm" svg:height="0.518cm" svg:x="15.4cm" svg:y="4.3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5.48cm" svg:y="4.394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5.89cm" svg:y="4.394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6.302cm" svg:y="4.394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15.66cm" svg:y1="4.005cm" svg:x2="15.66cm" svg:y2="4.32cm">
          <text:p/>
        </draw:line>
        <draw:line draw:style-name="gr102" draw:text-style-name="P7" draw:layer="layout" svg:x1="15.66cm" svg:y1="4.912cm" svg:x2="15.66cm" svg:y2="5.227cm">
          <text:p/>
        </draw:line>
        <draw:line draw:style-name="gr102" draw:text-style-name="P7" draw:layer="layout" svg:x1="16.086cm" svg:y1="5.814cm" svg:x2="16.086cm" svg:y2="6.129cm">
          <text:p/>
        </draw:line>
        <draw:line draw:style-name="gr103" draw:text-style-name="P7" draw:layer="layout" svg:x1="15.4cm" svg:y1="4.581cm" svg:x2="13.729cm" svg:y2="4.581cm">
          <text:p/>
        </draw:line>
        <draw:line draw:style-name="gr103" draw:text-style-name="P7" draw:layer="layout" svg:x1="15.401cm" svg:y1="4.581cm" svg:x2="13.729cm" svg:y2="5.842cm">
          <text:p/>
        </draw:line>
        <draw:line draw:style-name="gr103" draw:text-style-name="P7" draw:layer="layout" svg:x1="15.367cm" svg:y1="5.538cm" svg:x2="13.729cm" svg:y2="6.096cm">
          <text:p/>
        </draw:line>
        <draw:line draw:style-name="gr103" draw:text-style-name="P7" draw:layer="layout" svg:x1="15.368cm" svg:y1="5.57cm" svg:x2="13.729cm" svg:y2="4.826cm">
          <text:p/>
        </draw:line>
        <draw:line draw:style-name="gr103" draw:text-style-name="P7" draw:layer="layout" svg:x1="15.438cm" svg:y1="6.35cm" svg:x2="13.729cm" svg:y2="5.08cm">
          <text:p/>
        </draw:line>
        <draw:line draw:style-name="gr103" draw:text-style-name="P7" draw:layer="layout" svg:x1="15.439cm" svg:y1="6.351cm" svg:x2="13.73cm" svg:y2="6.351cm">
          <text:p/>
        </draw:line>
        <draw:line draw:style-name="gr102" draw:text-style-name="P7" draw:layer="layout" svg:x1="16.06cm" svg:y1="4.005cm" svg:x2="16.06cm" svg:y2="4.32cm">
          <text:p/>
        </draw:line>
        <draw:custom-shape draw:name="Google Shape;170;p29" draw:style-name="gr95" draw:text-style-name="P36" draw:layer="layout" svg:width="0.931cm" svg:height="0.518cm" svg:x="7.416cm" svg:y="5.2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6" draw:text-style-name="P34" draw:layer="layout" svg:width="0.365cm" svg:height="0.365cm" svg:x="7.496cm" svg:y="5.292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6" draw:text-style-name="P34" draw:layer="layout" svg:width="0.365cm" svg:height="0.365cm" svg:x="7.906cm" svg:y="5.292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02" draw:text-style-name="P7" draw:layer="layout" svg:x1="7.676cm" svg:y1="5.816cm" svg:x2="7.676cm" svg:y2="6.131cm">
          <text:p/>
        </draw:line>
        <draw:g>
          <draw:custom-shape draw:name="Google Shape;170;p29" draw:style-name="gr95" draw:text-style-name="P36" draw:layer="layout" svg:width="0.931cm" svg:height="0.518cm" svg:x="15.4cm" svg:y="5.2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5.48cm" svg:y="5.301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5.89cm" svg:y="5.301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16.06cm" svg:y1="4.925cm" svg:x2="16.06cm" svg:y2="5.24cm">
          <text:p/>
        </draw:line>
        <draw:line draw:style-name="gr102" draw:text-style-name="P7" draw:layer="layout" svg:x1="15.669cm" svg:y1="5.827cm" svg:x2="15.669cm" svg:y2="6.142cm">
          <text:p/>
        </draw:line>
        <draw:frame draw:style-name="gr104" draw:text-style-name="P33" draw:layer="layout" svg:width="2.286cm" svg:height="1.353cm" svg:x="4.128cm" svg:y="2.97cm">
          <draw:text-box>
            <text:p text:style-name="P8"><text:span text:style-name="T10">storage</text:span></text:p>
            <text:p text:style-name="P8"><text:span text:style-name="T10">server</text:span></text:p>
          </draw:text-box>
        </draw:frame>
        <draw:line draw:style-name="gr89" draw:text-style-name="P7" draw:layer="layout" svg:x1="7.676cm" svg:y1="3.996cm" svg:x2="8.404cm" svg:y2="3.656cm">
          <text:p/>
        </draw:line>
        <draw:frame draw:style-name="gr104" draw:text-style-name="P35" draw:layer="layout" svg:width="2.286cm" svg:height="1.353cm" svg:x="8.35cm" svg:y="2.794cm">
          <draw:text-box>
            <text:p text:style-name="P25"><text:span text:style-name="T10">read position</text:span></text:p>
          </draw:text-box>
        </draw:frame>
        <draw:frame draw:style-name="gr105" draw:text-style-name="P35" draw:layer="layout" svg:width="2.54cm" svg:height="1.523cm" svg:x="16.362cm" svg:y="2.795cm">
          <draw:text-box>
            <text:p text:style-name="P25"><text:span text:style-name="T10">read positions</text:span></text:p>
          </draw:text-box>
        </draw:frame>
        <draw:line draw:style-name="gr89" draw:text-style-name="P7" draw:layer="layout" svg:x1="15.688cm" svg:y1="4.005cm" svg:x2="16.416cm" svg:y2="3.565cm">
          <text:p/>
        </draw:line>
        <draw:line draw:style-name="gr89" draw:text-style-name="P7" draw:layer="layout" svg:x1="16.06cm" svg:y1="4.005cm" svg:x2="16.416cm" svg:y2="3.565cm">
          <text:p/>
        </draw:line>
        <draw:custom-shape draw:style-name="gr106" draw:text-style-name="P7" draw:layer="layout" svg:width="0.254cm" svg:height="2.286cm" svg:x="9.166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7" draw:text-style-name="P35" draw:layer="layout" svg:width="1.624cm" svg:height="0.802cm" svg:x="9.32cm" svg:y="5.043cm">
          <draw:text-box>
            <text:p text:style-name="P25"><text:span text:style-name="T10">files</text:span></text:p>
          </draw:text-box>
        </draw:frame>
        <draw:line draw:style-name="gr89" draw:text-style-name="P7" draw:layer="layout" svg:x1="11.336cm" svg:y1="3.048cm" svg:x2="11.336cm" svg:y2="6.858cm">
          <text:p/>
        </draw:line>
        <draw:frame draw:style-name="gr104" draw:text-style-name="P33" draw:layer="layout" svg:width="2.286cm" svg:height="1.353cm" svg:x="12.192cm" svg:y="2.971cm">
          <draw:text-box>
            <text:p text:style-name="P8"><text:span text:style-name="T10">storage</text:span></text:p>
            <text:p text:style-name="P8"><text:span text:style-name="T10">ser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3.08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3.13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8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7.972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8.0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4.55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14.602cm" svg:y="6.912cm">
          <draw:text-box>
            <text:p><text:span text:style-name="T10">Worke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435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0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35" draw:text-style-name="P3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9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9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draw:custom-shape draw:style-name="gr141" draw:text-style-name="P38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8" draw:layer="layout" svg:width="1.778cm" svg:height="0.629cm" draw:transform="rotate (1.5707963267949) translate (3.366cm 9.398cm)">
          <text:p text:style-name="P8"><text:span text:style-name="T10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3" draw:text-style-name="P33" draw:layer="layout" svg:width="1.823cm" svg:height="0.806cm" svg:x="2.794cm" svg:y="6.588cm">
          <draw:text-box>
            <text:p text:style-name="P8"><text:span text:style-name="T10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135" draw:text-style-name="P3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1T19">
        <office:forms form:automatic-focus="false" form:apply-design-mode="false"/>
        <draw:custom-shape draw:style-name="gr145" draw:text-style-name="P4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1T19">
        <office:forms form:automatic-focus="false" form:apply-design-mode="false"/>
        <draw:custom-shape draw:style-name="gr145" draw:text-style-name="P4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frame draw:style-name="gr149" draw:text-style-name="P49" draw:layer="layout" svg:width="8.274cm" svg:height="3.472cm" svg:x="7.127cm" svg:y="5.036cm">
            <draw:text-box>
              <text:p><text:span text:style-name="T12">crail</text:span></text:p>
            </draw:text-box>
          </draw:frame>
          <draw:g>
            <draw:custom-shape draw:style-name="gr150" draw:text-style-name="P50" draw:layer="layout" svg:width="0.762cm" svg:height="0.508cm" svg:x="5.161cm" svg:y="7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50" draw:text-style-name="P50" draw:layer="layout" svg:width="0.762cm" svg:height="0.508cm" svg:x="5.862cm" svg:y="7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51" draw:text-style-name="P51" draw:layer="layout" svg:width="1.954cm" svg:height="2.286cm" draw:transform="rotate (-0.349065850398866) translate (5.477cm 4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52" draw:layer="layout" svg:width="0.508cm" svg:height="0.508cm" draw:transform="rotate (-0.349065850398866) translate (5.739cm 4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52" draw:text-style-name="P52" draw:layer="layout" svg:width="0.508cm" svg:height="0.508cm" draw:transform="rotate (-0.349065850398866) translate (6.633cm 5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53" draw:text-style-name="P52" draw:layer="layout" svg:width="1.924cm" svg:height="1.901cm" draw:transform="rotate (-0.349065850398866) translate (5.505cm 4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4" draw:text-style-name="P53" draw:layer="layout" svg:width="0.916cm" svg:height="0.916cm" draw:transform="rotate (-0.349065850398866) translate (5.939cm 5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5" draw:text-style-name="P21" draw:layer="layout" svg:width="0.661cm" svg:height="0.661cm" draw:transform="rotate (-0.349065850398866) translate (6.094cm 5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5" draw:text-style-name="P21" draw:layer="layout" svg:width="0.661cm" svg:height="0.661cm" draw:transform="rotate (-0.349065850398866) translate (6.658cm 5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6" draw:text-style-name="P54" draw:layer="layout" svg:width="0.254cm" svg:height="0.254cm" draw:transform="rotate (-0.349065850398866) translate (6.236cm 5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6" draw:text-style-name="P54" draw:layer="layout" svg:width="0.254cm" svg:height="0.254cm" draw:transform="rotate (-0.349065850398866) translate (6.8cm 6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7" draw:text-style-name="P21" draw:layer="layout" svg:width="0.254cm" svg:height="0.254cm" draw:transform="rotate (-0.349065850398866) translate (6.41cm 5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57" draw:text-style-name="P21" draw:layer="layout" svg:width="0.254cm" svg:height="0.254cm" draw:transform="rotate (-0.349065850398866) translate (6.95cm 6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58" draw:text-style-name="P55" draw:layer="layout" svg:width="0.602cm" svg:height="0.691cm" svg:x="6.183cm" svg:y="6.262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13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1T19">
        <office:forms form:automatic-focus="false" form:apply-design-mode="false"/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3.08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3.13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8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7.972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8.0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4.55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14.602cm" svg:y="6.912cm">
          <draw:text-box>
            <text:p><text:span text:style-name="T10">Worke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435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0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59" draw:text-style-name="P38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0" draw:text-style-name="P8" draw:layer="layout" svg:width="3.556cm" svg:height="1.156cm" svg:x="7.728cm" svg:y="4.884cm">
            <text:p text:style-name="P8"><text:span text:style-name="T13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61" draw:text-style-name="P7" draw:layer="layout" svg:x1="8.896cm" svg:y1="6.079cm" svg:x2="4.673cm" svg:y2="7.716cm">
          <text:p/>
        </draw:line>
        <draw:line draw:style-name="gr161" draw:text-style-name="P7" draw:layer="layout" svg:x1="9.245cm" svg:y1="6.079cm" svg:x2="5.53cm" svg:y2="7.857cm">
          <text:p/>
        </draw:line>
        <draw:line draw:style-name="gr161" draw:text-style-name="P7" draw:layer="layout" svg:x1="9.499cm" svg:y1="6.062cm" svg:x2="10.102cm" svg:y2="7.686cm">
          <text:p/>
        </draw:line>
        <draw:line draw:style-name="gr161" draw:text-style-name="P7" draw:layer="layout" svg:x1="9.753cm" svg:y1="6.057cm" svg:x2="10.515cm" svg:y2="7.788cm">
          <text:p/>
        </draw:line>
        <draw:line draw:style-name="gr161" draw:text-style-name="P7" draw:layer="layout" svg:x1="10.544cm" svg:y1="6.079cm" svg:x2="14.602cm" svg:y2="8.365cm">
          <text:p/>
        </draw:line>
        <draw:line draw:style-name="gr161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66</meta:editing-cycles>
    <meta:creation-date>2018-05-14T13:01:55.594807701</meta:creation-date>
    <dc:date>2019-03-05T00:12:26.070952871</dc:date>
    <meta:editing-duration>P2DT9H49M52S</meta:editing-duration>
    <meta:generator>LibreOffice/6.0.3.2$Linux_X86_64 LibreOffice_project/00m0$Build-2</meta:generator>
    <meta:document-statistic meta:object-count="9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